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AD000000EBB6B3B19B17B1A2F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6pt" fo:font-weight="bold" officeooo:paragraph-rsid="001a2058" style:font-size-asian="16pt" style:font-weight-asian="bold" style:font-name-complex="Arial1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a" style:font-name="Arial" fo:font-size="12pt" fo:language="es" fo:country="CO" fo:font-weight="bold" officeooo:paragraph-rsid="001a2058" style:font-name-asian="Tahoma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paragraph-rsid="001a2058" style:font-weight-asian="bold" style:font-name-complex="Arial1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23742a" officeooo:paragraph-rsid="0023742a" style:font-name-complex="Arial1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6pt" officeooo:paragraph-rsid="001a2058" style:font-size-asian="16pt" style:font-name-complex="Arial1" style:font-size-complex="16pt"/>
    </style:style>
    <style:style style:name="P6" style:family="paragraph" style:parent-style-name="Text_20_body" style:list-style-name="WWNum1"/>
    <style:style style:name="P7" style:family="paragraph" style:parent-style-name="Standard">
      <style:paragraph-properties fo:text-align="justify" style:justify-single-word="false"/>
      <style:text-properties style:font-name="Liberation Serif" fo:font-style="italic" style:text-underline-style="solid" style:text-underline-width="auto" style:text-underline-color="font-color" officeooo:paragraph-rsid="001a2058" style:font-style-asian="italic" style:font-name-complex="Arial1"/>
    </style:style>
    <style:style style:name="P8" style:family="paragraph" style:parent-style-name="Heading_20_2">
      <style:text-properties officeooo:paragraph-rsid="003f1830"/>
    </style:style>
    <style:style style:name="P9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P10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P11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P12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P13" style:family="paragraph" style:parent-style-name="Footer">
      <style:paragraph-properties fo:text-align="end" style:justify-single-word="false"/>
      <style:text-properties officeooo:paragraph-rsid="00106ff2"/>
    </style:style>
    <style:style style:name="P14" style:family="paragraph" style:parent-style-name="Standard">
      <style:paragraph-properties fo:text-align="justify" style:justify-single-word="false"/>
      <style:text-properties fo:color="#00000a" style:font-name="Arial" fo:font-size="12pt" fo:language="es" fo:country="CO" officeooo:paragraph-rsid="001a2058" style:font-name-asian="Tahoma" style:font-size-asian="12pt" style:language-asian="zh" style:country-asian="CN" style:font-name-complex="Arial1" style:font-size-complex="12pt" style:language-complex="hi" style:country-complex="IN"/>
    </style:style>
    <style:style style:name="P15" style:family="paragraph" style:parent-style-name="Standard">
      <style:paragraph-properties fo:text-align="justify" style:justify-single-word="false"/>
      <style:text-properties fo:color="#00000a" style:font-name="Liberation Serif" fo:font-size="10.5pt" fo:language="es" fo:country="CO" officeooo:paragraph-rsid="001a2058" style:font-name-asian="Tahoma" style:font-size-asian="10.5pt" style:language-asian="zh" style:country-asian="CN" style:font-name-complex="Arial1" style:font-size-complex="12pt" style:language-complex="hi" style:country-complex="IN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23742a" officeooo:paragraph-rsid="0023742a" style:font-name-complex="Arial1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6pt" fo:font-weight="bold" officeooo:paragraph-rsid="0021aab3" style:font-size-asian="16pt" style:font-weight-asian="bold" style:font-name-complex="Arial1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6pt" fo:font-weight="bold" officeooo:paragraph-rsid="00257f29" style:font-size-asian="16pt" style:font-weight-asian="bold" style:font-name-complex="Arial1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1c9558" officeooo:paragraph-rsid="001c9558" style:font-size-asian="16pt" style:font-weight-asian="bold" style:font-name-complex="Arial1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tyle="italic" style:text-underline-style="solid" style:text-underline-width="auto" style:text-underline-color="font-color" officeooo:paragraph-rsid="001a2058" style:font-style-asian="italic" style:font-name-complex="Arial1"/>
    </style:style>
    <style:style style:name="P21" style:family="paragraph" style:parent-style-name="Standard">
      <style:paragraph-properties fo:text-align="justify" style:justify-single-word="false"/>
      <style:text-properties style:font-name="Liberation Serif" officeooo:paragraph-rsid="001a2058"/>
    </style:style>
    <style:style style:name="P22" style:family="paragraph" style:parent-style-name="Standard">
      <style:paragraph-properties fo:text-align="justify" style:justify-single-word="false"/>
      <style:text-properties style:font-name="Liberation Serif" officeooo:paragraph-rsid="00327115"/>
    </style:style>
    <style:style style:name="P23" style:family="paragraph" style:parent-style-name="Standard">
      <style:paragraph-properties fo:text-align="justify" style:justify-single-word="false"/>
      <style:text-properties style:font-name="Liberation Serif" officeooo:paragraph-rsid="0032cab0"/>
    </style:style>
    <style:style style:name="P24" style:family="paragraph" style:parent-style-name="Standard">
      <style:paragraph-properties fo:text-align="justify" style:justify-single-word="false"/>
      <style:text-properties style:font-name="Liberation Serif" officeooo:paragraph-rsid="00337cc8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weight="bold" officeooo:paragraph-rsid="001a2058" style:font-weight-asian="bold" style:font-name-complex="Arial1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weight="bold" officeooo:rsid="001c9558" officeooo:paragraph-rsid="001c9558" style:font-weight-asian="bold" style:font-name-complex="Arial1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weight="normal" officeooo:rsid="00315f17" officeooo:paragraph-rsid="00315f17" style:font-weight-asian="normal" style:font-name-complex="Arial1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officeooo:rsid="00296f78" officeooo:paragraph-rsid="001a2058" style:font-name-complex="Arial1"/>
    </style:style>
    <style:style style:name="P29" style:family="paragraph" style:parent-style-name="Standard">
      <style:paragraph-properties fo:text-align="justify" style:justify-single-word="false"/>
      <style:text-properties style:font-name="Liberation Serif" officeooo:paragraph-rsid="001a2058" style:font-name-complex="Arial1"/>
    </style:style>
    <style:style style:name="P30" style:family="paragraph" style:parent-style-name="Standard">
      <style:paragraph-properties fo:text-align="justify" style:justify-single-word="false"/>
      <style:text-properties fo:color="#222222" style:font-name="Liberation Serif" fo:font-size="12pt" fo:language="es" fo:country="CO" officeooo:paragraph-rsid="001a2058" style:font-name-asian="Tahoma" style:font-size-asian="12pt" style:language-asian="zh" style:country-asian="CN" style:font-name-complex="Arial1" style:font-size-complex="12pt" style:language-complex="hi" style:country-complex="IN"/>
    </style:style>
    <style:style style:name="P31" style:family="paragraph" style:parent-style-name="Standard">
      <style:paragraph-properties fo:text-align="justify" style:justify-single-word="false"/>
      <style:text-properties fo:color="#222222" style:font-name="Liberation Serif" officeooo:paragraph-rsid="001a2058" style:font-name-complex="Arial1"/>
    </style:style>
    <style:style style:name="P32" style:family="paragraph" style:parent-style-name="List_20_Paragraph">
      <style:text-properties style:font-name="Liberation Serif" officeooo:paragraph-rsid="001a2058"/>
    </style:style>
    <style:style style:name="P33" style:family="paragraph" style:parent-style-name="List_20_Paragraph">
      <style:paragraph-properties fo:text-align="justify" style:justify-single-word="false"/>
      <style:text-properties style:font-name="Liberation Serif" fo:font-weight="normal" officeooo:rsid="00296f78" officeooo:paragraph-rsid="001a2058" style:font-weight-asian="normal" style:font-name-complex="Arial1" style:font-weight-complex="normal"/>
    </style:style>
    <style:style style:name="P34" style:family="paragraph" style:parent-style-name="List_20_Paragraph">
      <style:paragraph-properties fo:text-align="justify" style:justify-single-word="false"/>
      <style:text-properties fo:color="#00000a" style:font-name="Liberation Serif" fo:font-size="12pt" fo:language="es" fo:country="CO" officeooo:paragraph-rsid="001a2058" style:font-name-asian="Tahoma" style:font-size-asian="12pt" style:language-asian="zh" style:country-asian="CN" style:font-name-complex="Arial1" style:font-size-complex="10.5pt" style:language-complex="hi" style:country-complex="IN"/>
    </style:style>
    <style:style style:name="P35" style:family="paragraph" style:parent-style-name="Standard">
      <style:paragraph-properties fo:text-align="justify" style:justify-single-word="false" fo:break-before="page"/>
      <style:text-properties style:font-name="Liberation Serif" officeooo:paragraph-rsid="00372c31"/>
    </style:style>
    <style:style style:name="P36" style:family="paragraph" style:parent-style-name="Standard" style:list-style-name="WWNum1">
      <style:paragraph-properties fo:text-align="justify" style:justify-single-word="false"/>
      <style:text-properties style:font-name="Liberation Serif" fo:font-weight="bold" officeooo:rsid="001c9558" officeooo:paragraph-rsid="001c9558" style:font-weight-asian="bold" style:font-name-complex="Arial1" style:font-weight-complex="bold"/>
    </style:style>
    <style:style style:name="P37" style:family="paragraph" style:parent-style-name="Standard" style:list-style-name="WWNum1">
      <style:paragraph-properties fo:text-align="justify" style:justify-single-word="false"/>
      <style:text-properties style:font-name="Liberation Serif" fo:font-weight="normal" officeooo:rsid="001c3337" officeooo:paragraph-rsid="001c9558" style:font-weight-asian="normal" style:font-name-complex="Arial1" style:font-weight-complex="normal"/>
    </style:style>
    <style:style style:name="P38" style:family="paragraph" style:parent-style-name="Standard" style:list-style-name="WWNum1">
      <style:paragraph-properties fo:text-align="justify" style:justify-single-word="false"/>
      <style:text-properties style:font-name="Liberation Serif" fo:font-weight="normal" officeooo:rsid="001c9558" officeooo:paragraph-rsid="001c9558" style:font-weight-asian="normal" style:font-name-complex="Arial1" style:font-weight-complex="normal"/>
    </style:style>
    <style:style style:name="P39" style:family="paragraph" style:parent-style-name="Standard" style:list-style-name="WWNum1">
      <style:paragraph-properties fo:text-align="justify" style:justify-single-word="false"/>
      <style:text-properties style:font-name="Liberation Serif" fo:font-weight="normal" officeooo:rsid="001e68ad" officeooo:paragraph-rsid="001e68ad" style:font-weight-asian="normal" style:font-name-complex="Arial1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6pt" officeooo:paragraph-rsid="001a2058" style:font-size-asian="16pt" style:font-name-complex="Arial1" style:font-size-complex="16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6pt" fo:font-weight="bold" officeooo:paragraph-rsid="001a2058" style:font-size-asian="16pt" style:font-weight-asian="bold" style:font-name-complex="Arial1" style:font-size-complex="16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tyle="italic" style:text-underline-style="solid" style:text-underline-width="auto" style:text-underline-color="font-color" officeooo:paragraph-rsid="001a2058" style:font-style-asian="italic" style:font-name-complex="Arial1"/>
    </style:style>
    <style:style style:name="P43" style:family="paragraph" style:parent-style-name="Standard" style:list-style-name="WWNum1">
      <style:paragraph-properties fo:text-align="justify" style:justify-single-word="false"/>
      <style:text-properties style:font-name="Arial" fo:font-weight="normal" officeooo:rsid="001c9558" officeooo:paragraph-rsid="001c9558" style:font-weight-asian="normal" style:font-name-complex="Arial1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rial" fo:font-weight="bold" officeooo:paragraph-rsid="001a2058" style:font-weight-asian="bold" style:font-name-complex="Arial1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" officeooo:rsid="0023742a" officeooo:paragraph-rsid="0023742a" style:font-name-complex="Arial1"/>
    </style:style>
    <style:style style:name="P46" style:family="paragraph" style:parent-style-name="Standard">
      <style:paragraph-properties fo:text-align="justify" style:justify-single-word="false"/>
      <style:text-properties fo:color="#00000a" style:font-name="Arial" fo:font-size="12pt" fo:language="es" fo:country="CO" fo:font-weight="bold" officeooo:paragraph-rsid="001a2058" style:font-name-asian="Tahoma" style:font-size-asian="12pt" style:language-asian="zh" style:country-asian="CN" style:font-weight-asian="bold" style:font-name-complex="Arial1" style:font-size-complex="12pt" style:language-complex="hi" style:country-complex="IN" style:font-weight-complex="bold"/>
    </style:style>
    <style:style style:name="P47" style:family="paragraph" style:parent-style-name="Text_20_body" style:list-style-name="WWNum1"/>
    <style:style style:name="P48" style:family="paragraph" style:parent-style-name="Text_20_body" style:list-style-name="WWNum2"/>
    <style:style style:name="P49" style:family="paragraph" style:parent-style-name="Text_20_body" style:list-style-name="L1"/>
    <style:style style:name="P50" style:family="paragraph" style:parent-style-name="Text_20_body" style:list-style-name="WWNum3"/>
    <style:style style:name="P51" style:family="paragraph" style:parent-style-name="Text_20_body" style:list-style-name="WWNum4"/>
    <style:style style:name="P52" style:family="paragraph" style:parent-style-name="Heading_20_1">
      <style:paragraph-properties fo:break-before="page"/>
    </style:style>
    <style:style style:name="P53" style:family="paragraph" style:parent-style-name="Heading_20_2">
      <style:text-properties officeooo:paragraph-rsid="003f1830"/>
    </style:style>
    <style:style style:name="P54" style:family="paragraph" style:parent-style-name="List_20_Paragraph" style:list-style-name="WWNum10">
      <style:paragraph-properties fo:text-align="justify" style:justify-single-word="false"/>
      <style:text-properties style:font-name="Liberation Serif" fo:font-weight="normal" officeooo:rsid="00296f78" officeooo:paragraph-rsid="001a2058" style:font-weight-asian="normal" style:font-name-complex="Arial1" style:font-weight-complex="normal"/>
    </style:style>
    <style:style style:name="P5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fo:font-weight="bold" officeooo:rsid="0023fd62" style:font-weight-asian="bold" style:font-name-complex="Arial1" style:font-weight-complex="bold"/>
    </style:style>
    <style:style style:name="T2" style:family="text">
      <style:text-properties style:font-name="Liberation Serif" fo:font-weight="bold" style:font-weight-asian="bold" style:font-name-complex="Arial1" style:font-weight-complex="bold"/>
    </style:style>
    <style:style style:name="T3" style:family="text">
      <style:text-properties style:font-name="Liberation Serif" fo:font-weight="normal" officeooo:rsid="00296f78" style:font-weight-asian="normal" style:font-name-complex="Arial1" style:font-weight-complex="normal"/>
    </style:style>
    <style:style style:name="T4" style:family="text">
      <style:text-properties style:font-name="Liberation Serif" fo:font-weight="bold" officeooo:rsid="00296f78" style:font-weight-asian="bold" style:font-name-complex="Arial1" style:font-weight-complex="bold"/>
    </style:style>
    <style:style style:name="T5" style:family="text">
      <style:text-properties style:font-name="Liberation Serif" fo:font-weight="bold" officeooo:rsid="002a645d" style:font-weight-asian="bold" style:font-name-complex="Arial1" style:font-weight-complex="bold"/>
    </style:style>
    <style:style style:name="T6" style:family="text">
      <style:text-properties style:font-name="Liberation Serif" fo:font-weight="normal" officeooo:rsid="002c9039" style:font-weight-asian="normal" style:font-name-complex="Arial1" style:font-weight-complex="normal"/>
    </style:style>
    <style:style style:name="T7" style:family="text">
      <style:text-properties style:font-name="Liberation Serif" fo:font-weight="bold" officeooo:rsid="002d3ec4" style:font-weight-asian="bold" style:font-name-complex="Arial1" style:font-weight-complex="bold"/>
    </style:style>
    <style:style style:name="T8" style:family="text">
      <style:text-properties fo:font-weight="bold" style:font-weight-asian="bold" style:font-name-complex="Arial1" style:font-weight-complex="bold"/>
    </style:style>
    <style:style style:name="T9" style:family="text">
      <style:text-properties fo:font-weight="bold" officeooo:rsid="0023fd62" style:font-weight-asian="bold" style:font-name-complex="Arial1" style:font-weight-complex="bold"/>
    </style:style>
    <style:style style:name="T10" style:family="text">
      <style:text-properties fo:font-weight="bold" officeooo:rsid="002d3ec4" style:font-weight-asian="bold" style:font-name-complex="Arial1" style:font-weight-complex="bold"/>
    </style:style>
    <style:style style:name="T11" style:family="text">
      <style:text-properties fo:font-weight="bold" officeooo:rsid="00267e6b" style:font-weight-asian="bold" style:font-name-complex="Arial1" style:font-weight-complex="bold"/>
    </style:style>
    <style:style style:name="T12" style:family="text">
      <style:text-properties fo:font-weight="bold" officeooo:rsid="0027ba49" style:font-weight-asian="bold" style:font-name-complex="Arial1" style:font-weight-complex="bold"/>
    </style:style>
    <style:style style:name="T13" style:family="text">
      <style:text-properties fo:font-weight="bold" officeooo:rsid="00296f78" style:font-weight-asian="bold" style:font-name-complex="Arial1" style:font-weight-complex="bold"/>
    </style:style>
    <style:style style:name="T14" style:family="text">
      <style:text-properties fo:font-weight="bold" officeooo:rsid="002efc70" style:font-weight-asian="bold" style:font-name-complex="Arial1" style:font-weight-complex="bold"/>
    </style:style>
    <style:style style:name="T15" style:family="text">
      <style:text-properties fo:font-weight="bold" officeooo:rsid="001c3337" style:font-weight-asian="bold" style:font-name-complex="Arial1" style:font-weight-complex="bold"/>
    </style:style>
    <style:style style:name="T16" style:family="text">
      <style:text-properties style:font-name="Liberation Serif" fo:font-weight="bold" style:font-weight-asian="bold" style:font-name-complex="Arial1" style:font-weight-complex="bold"/>
    </style:style>
    <style:style style:name="T17" style:family="text">
      <style:text-properties style:font-name="Liberation Serif" fo:font-weight="bold" officeooo:rsid="002a645d" style:font-weight-asian="bold" style:font-name-complex="Arial1" style:font-weight-complex="bold"/>
    </style:style>
    <style:style style:name="T18" style:family="text">
      <style:text-properties style:font-name="Liberation Serif" fo:font-weight="bold" officeooo:rsid="00296f78" style:font-weight-asian="bold" style:font-name-complex="Arial1" style:font-weight-complex="bold"/>
    </style:style>
    <style:style style:name="T19" style:family="text">
      <style:text-properties style:font-name="Liberation Serif" fo:font-weight="bold" officeooo:rsid="002d3ec4" style:font-weight-asian="bold" style:font-name-complex="Arial1" style:font-weight-complex="bold"/>
    </style:style>
    <style:style style:name="T20" style:family="text">
      <style:text-properties style:font-name="Liberation Serif" fo:font-weight="normal" officeooo:rsid="00296f78" style:font-weight-asian="normal" style:font-name-complex="Arial1" style:font-weight-complex="normal"/>
    </style:style>
    <style:style style:name="T21" style:family="text">
      <style:text-properties style:font-name="Liberation Serif" fo:font-weight="normal" officeooo:rsid="002c9039" style:font-weight-asian="normal" style:font-name-complex="Arial1" style:font-weight-complex="normal"/>
    </style:style>
    <style:style style:name="T22" style:family="text">
      <style:text-properties style:font-name="Liberation Serif" style:font-name-complex="Arial1"/>
    </style:style>
    <style:style style:name="T23" style:family="text">
      <style:text-properties style:font-name-complex="Arial1"/>
    </style:style>
    <style:style style:name="T24" style:family="text">
      <style:text-properties officeooo:rsid="00257f29" style:font-name-complex="Arial1"/>
    </style:style>
    <style:style style:name="T25" style:family="text">
      <style:text-properties officeooo:rsid="00267e6b" style:font-name-complex="Arial1"/>
    </style:style>
    <style:style style:name="T26" style:family="text">
      <style:text-properties officeooo:rsid="00296f78" style:font-name-complex="Arial1"/>
    </style:style>
    <style:style style:name="T27" style:family="text">
      <style:text-properties officeooo:rsid="002c9039" style:font-name-complex="Arial1"/>
    </style:style>
    <style:style style:name="T28" style:family="text">
      <style:text-properties officeooo:rsid="002d3ec4" style:font-name-complex="Arial1"/>
    </style:style>
    <style:style style:name="T29" style:family="text">
      <style:text-properties fo:font-weight="normal" style:font-weight-asian="normal" style:font-name-complex="Arial1" style:font-weight-complex="normal"/>
    </style:style>
    <style:style style:name="T30" style:family="text">
      <style:text-properties fo:font-weight="normal" officeooo:rsid="00296f78" style:font-weight-asian="normal" style:font-name-complex="Arial1" style:font-weight-complex="normal"/>
    </style:style>
    <style:style style:name="T31" style:family="text">
      <style:text-properties fo:font-weight="normal" officeooo:rsid="002c9039" style:font-weight-asian="normal" style:font-name-complex="Arial1" style:font-weight-complex="normal"/>
    </style:style>
    <style:style style:name="T32" style:family="text">
      <style:text-properties fo:font-weight="normal" officeooo:rsid="002d3ec4" style:font-weight-asian="normal" style:font-name-complex="Arial1" style:font-weight-complex="normal"/>
    </style:style>
    <style:style style:name="T33" style:family="text">
      <style:text-properties fo:font-weight="normal" officeooo:rsid="003f1830" style:font-weight-asian="normal" style:font-name-complex="Arial1" style:font-weight-complex="normal"/>
    </style:style>
    <style:style style:name="T34" style:family="text">
      <style:text-properties officeooo:rsid="00245d92"/>
    </style:style>
    <style:style style:name="T35" style:family="text">
      <style:text-properties style:text-underline-style="none"/>
    </style:style>
    <style:style style:name="T36" style:family="text">
      <style:text-properties fo:font-variant="normal" fo:text-transform="none" fo:color="#000000" fo:font-size="12pt" fo:letter-spacing="normal" fo:font-style="normal" fo:font-weight="normal" officeooo:rsid="00327115" style:font-size-asian="12pt" style:font-weight-asian="normal" style:font-name-complex="Arial1" style:font-size-complex="12pt" style:font-weight-complex="normal" loext:padding="0cm" loext:border="none"/>
    </style:style>
    <style:style style:name="T37" style:family="text">
      <style:text-properties fo:font-variant="normal" fo:text-transform="none" fo:color="#000000" fo:font-size="12pt" fo:letter-spacing="normal" fo:font-style="normal" fo:font-weight="normal" officeooo:rsid="0032cab0" style:font-size-asian="12pt" style:font-weight-asian="normal" style:font-name-complex="Arial1" style:font-size-complex="12pt" style:font-weight-complex="normal" loext:padding="0cm" loext:border="none"/>
    </style:style>
    <style:style style:name="T38" style:family="text">
      <style:text-properties fo:font-variant="normal" fo:text-transform="none" fo:color="#000000" fo:font-size="12pt" fo:letter-spacing="normal" fo:font-style="normal" fo:font-weight="normal" officeooo:rsid="00337cc8" style:font-size-asian="12pt" style:font-weight-asian="normal" style:font-name-complex="Arial1" style:font-size-complex="12pt" style:font-weight-complex="normal" loext:padding="0cm" loext:border="none"/>
    </style:style>
    <style:style style:name="T39" style:family="text">
      <style:text-properties fo:font-variant="normal" fo:text-transform="none" fo:color="#000000" fo:font-size="12pt" fo:letter-spacing="normal" fo:font-style="normal" fo:font-weight="normal" officeooo:rsid="0034a9e9" style:font-size-asian="12pt" style:font-weight-asian="normal" style:font-name-complex="Arial1" style:font-size-complex="12pt" style:font-weight-complex="normal" loext:padding="0cm" loext:border="none"/>
    </style:style>
    <style:style style:name="T40" style:family="text">
      <style:text-properties fo:font-variant="normal" fo:text-transform="none" fo:color="#000000" fo:font-size="12pt" fo:letter-spacing="normal" fo:font-style="normal" fo:font-weight="normal" officeooo:rsid="00372c31" style:font-size-asian="12pt" style:font-weight-asian="normal" style:font-name-complex="Arial1" style:font-size-complex="12pt" style:font-weight-complex="normal" loext:padding="0cm" loext:border="none"/>
    </style:style>
    <style:style style:name="T41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name-complex="Arial1" style:font-size-complex="12pt" style:font-weight-complex="bold" loext:padding="0cm" loext:border="none"/>
    </style:style>
    <style:style style:name="T42" style:family="text">
      <style:text-properties fo:font-variant="normal" fo:text-transform="none" fo:color="#000000" fo:font-size="12pt" fo:letter-spacing="normal" fo:font-style="normal" fo:font-weight="bold" officeooo:rsid="00327115" style:font-size-asian="12pt" style:font-weight-asian="bold" style:font-name-complex="Arial1" style:font-size-complex="12pt" style:font-weight-complex="bold" loext:padding="0cm" loext:border="none"/>
    </style:style>
    <style:style style:name="T43" style:family="text">
      <style:text-properties fo:font-variant="normal" fo:text-transform="none" fo:color="#000000" fo:font-size="12pt" fo:letter-spacing="normal" fo:font-style="normal" fo:font-weight="bold" officeooo:rsid="0032cab0" style:font-size-asian="12pt" style:font-weight-asian="bold" style:font-name-complex="Arial1" style:font-size-complex="12pt" style:font-weight-complex="bold" loext:padding="0cm" loext:border="none"/>
    </style:style>
    <style:style style:name="T44" style:family="text">
      <style:text-properties fo:font-variant="normal" fo:text-transform="none" fo:color="#000000" fo:font-size="12pt" fo:letter-spacing="normal" fo:font-style="normal" fo:font-weight="bold" officeooo:rsid="00337cc8" style:font-size-asian="12pt" style:font-weight-asian="bold" style:font-name-complex="Arial1" style:font-size-complex="12pt" style:font-weight-complex="bold" loext:padding="0cm" loext:border="none"/>
    </style:style>
    <style:style style:name="T45" style:family="text">
      <style:text-properties fo:font-variant="normal" fo:text-transform="none" fo:color="#000000" fo:font-size="12pt" fo:letter-spacing="normal" fo:font-style="normal" fo:font-weight="bold" officeooo:rsid="0034a9e9" style:font-size-asian="12pt" style:font-weight-asian="bold" style:font-name-complex="Arial1" style:font-size-complex="12pt" style:font-weight-complex="bold" loext:padding="0cm" loext:border="non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94772736" text:id="ct94772736">
          <text:insertion>
            <office:change-info>
              <dc:creator>Unknown Author</dc:creator>
              <dc:date>2016-09-27T16:02:00</dc:date>
            </office:change-info>
          </text:insertion>
        </text:changed-region>
        <text:changed-region xml:id="ct54723360" text:id="ct54723360">
          <text:insertion>
            <office:change-info>
              <dc:creator>Julian Raigosa</dc:creator>
              <dc:date>2016-07-28T08:40:00</dc:date>
            </office:change-info>
          </text:insertion>
        </text:changed-region>
        <text:changed-region xml:id="ct54725920" text:id="ct54725920">
          <text:insertion>
            <office:change-info>
              <dc:creator>Julian Raigosa</dc:creator>
              <dc:date>2016-07-28T09:52:00</dc:date>
            </office:change-info>
          </text:insertion>
        </text:changed-region>
        <text:changed-region xml:id="ct54731184" text:id="ct54731184">
          <text:insertion>
            <office:change-info>
              <dc:creator>Julian Raigosa</dc:creator>
              <dc:date>2016-07-28T09:53:00</dc:date>
            </office:change-info>
          </text:insertion>
        </text:changed-region>
        <text:changed-region xml:id="ct54734272" text:id="ct54734272">
          <text:insertion>
            <office:change-info>
              <dc:creator>Julian Raigosa</dc:creator>
              <dc:date>2016-07-28T09:54:00</dc:date>
            </office:change-info>
          </text:insertion>
        </text:changed-region>
        <text:changed-region xml:id="ct54737136" text:id="ct54737136">
          <text:insertion>
            <office:change-info>
              <dc:creator>Julian Raigosa</dc:creator>
              <dc:date>2016-07-28T09:55:00</dc:date>
            </office:change-info>
          </text:insertion>
        </text:changed-region>
        <text:changed-region xml:id="ct54723584" text:id="ct54723584">
          <text:insertion>
            <office:change-info>
              <dc:creator>Julian Raigosa</dc:creator>
              <dc:date>2016-07-28T09:56:00</dc:date>
            </office:change-info>
          </text:insertion>
        </text:changed-region>
        <text:changed-region xml:id="ct54731760" text:id="ct54731760">
          <text:insertion>
            <office:change-info>
              <dc:creator>Julian Raigosa</dc:creator>
              <dc:date>2016-07-28T09:57:00</dc:date>
            </office:change-info>
          </text:insertion>
        </text:changed-region>
        <text:changed-region xml:id="ct54735296" text:id="ct54735296">
          <text:insertion>
            <office:change-info>
              <dc:creator>Julian Raigosa</dc:creator>
              <dc:date>2016-07-28T09:58:00</dc:date>
            </office:change-info>
          </text:insertion>
        </text:changed-region>
        <text:changed-region xml:id="ct54738832" text:id="ct54738832">
          <text:insertion>
            <office:change-info>
              <dc:creator>Julian Raigosa</dc:creator>
              <dc:date>2016-07-28T09:59:00</dc:date>
            </office:change-info>
          </text:insertion>
        </text:changed-region>
        <text:changed-region xml:id="ct54727632" text:id="ct54727632">
          <text:insertion>
            <office:change-info>
              <dc:creator>Julian Raigosa</dc:creator>
              <dc:date>2016-07-28T10:00:00</dc:date>
            </office:change-info>
          </text:insertion>
        </text:changed-region>
        <text:changed-region xml:id="ct54729424" text:id="ct54729424">
          <text:insertion>
            <office:change-info>
              <dc:creator>Julian Raigosa</dc:creator>
              <dc:date>2016-07-28T10:01:00</dc:date>
            </office:change-info>
          </text:insertion>
        </text:changed-region>
        <text:changed-region xml:id="ct54744432" text:id="ct54744432">
          <text:insertion>
            <office:change-info>
              <dc:creator>Julian Raigosa</dc:creator>
              <dc:date>2016-07-28T10:02:00</dc:date>
            </office:change-info>
          </text:insertion>
        </text:changed-region>
        <text:changed-region xml:id="ct54747312" text:id="ct54747312">
          <text:insertion>
            <office:change-info>
              <dc:creator>Julian Raigosa</dc:creator>
              <dc:date>2016-07-28T10:03:00</dc:date>
            </office:change-info>
          </text:insertion>
        </text:changed-region>
        <text:changed-region xml:id="ct52748784" text:id="ct52748784">
          <text:insertion>
            <office:change-info>
              <dc:creator>Julian Raigosa</dc:creator>
              <dc:date>2016-07-28T10:04:00</dc:date>
            </office:change-info>
          </text:insertion>
        </text:changed-region>
        <text:changed-region xml:id="ct54731408" text:id="ct54731408">
          <text:insertion>
            <office:change-info>
              <dc:creator>Julian Raigosa</dc:creator>
              <dc:date>2016-07-28T10:19:00</dc:date>
            </office:change-info>
          </text:insertion>
        </text:changed-region>
        <text:changed-region xml:id="ct54752256" text:id="ct54752256">
          <text:insertion>
            <office:change-info>
              <dc:creator>Julian Raigosa</dc:creator>
              <dc:date>2016-07-28T10:20:00</dc:date>
            </office:change-info>
          </text:insertion>
        </text:changed-region>
        <text:changed-region xml:id="ct54595664" text:id="ct54595664">
          <text:insertion>
            <office:change-info>
              <dc:creator>Julian Raigosa</dc:creator>
              <dc:date>2016-07-28T10:21:00</dc:date>
            </office:change-info>
          </text:insertion>
        </text:changed-region>
        <text:changed-region xml:id="ct54743664" text:id="ct54743664">
          <text:insertion>
            <office:change-info>
              <dc:creator>Julian Raigosa</dc:creator>
              <dc:date>2016-07-28T10:23:00</dc:date>
            </office:change-info>
          </text:insertion>
        </text:changed-region>
        <text:changed-region xml:id="ct54744688" text:id="ct54744688">
          <text:insertion>
            <office:change-info>
              <dc:creator>Unknown Author</dc:creator>
              <dc:date>2016-09-27T09:30:00</dc:date>
            </office:change-info>
          </text:insertion>
        </text:changed-region>
        <text:changed-region xml:id="ct54743216" text:id="ct54743216">
          <text:insertion>
            <office:change-info>
              <dc:creator>Julian Raigosa</dc:creator>
              <dc:date>2016-07-28T10:23:00</dc:date>
            </office:change-info>
          </text:insertion>
        </text:changed-region>
        <text:changed-region xml:id="ct54730880" text:id="ct54730880">
          <text:insertion>
            <office:change-info>
              <dc:creator>Julian Raigosa</dc:creator>
              <dc:date>2016-07-28T08:40:00</dc:date>
            </office:change-info>
          </text:insertion>
        </text:changed-region>
        <text:changed-region xml:id="ct54598304" text:id="ct54598304">
          <text:insertion>
            <office:change-info>
              <dc:creator>Julian Raigosa</dc:creator>
              <dc:date>2016-07-28T08:41:00</dc:date>
            </office:change-info>
          </text:insertion>
        </text:changed-region>
        <text:changed-region xml:id="ct54742800" text:id="ct54742800">
          <text:insertion>
            <office:change-info>
              <dc:creator>Julian Raigosa</dc:creator>
              <dc:date>2016-07-28T08:45:00</dc:date>
            </office:change-info>
          </text:insertion>
        </text:changed-region>
        <text:changed-region xml:id="ct54734496" text:id="ct54734496">
          <text:insertion>
            <office:change-info>
              <dc:creator>Unknown Author</dc:creator>
              <dc:date>2016-09-27T15:57:00</dc:date>
            </office:change-info>
          </text:insertion>
        </text:changed-region>
        <text:changed-region xml:id="ct54747056" text:id="ct54747056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54748912" text:id="ct54748912">
          <text:insertion>
            <office:change-info>
              <dc:creator>Unknown Author</dc:creator>
              <dc:date>2016-09-27T15:57:00</dc:date>
            </office:change-info>
          </text:insertion>
        </text:changed-region>
        <text:changed-region xml:id="ct54746560" text:id="ct54746560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54109712" text:id="ct54109712">
          <text:insertion>
            <office:change-info>
              <dc:creator>Unknown Author</dc:creator>
              <dc:date>2016-09-27T15:57:00</dc:date>
            </office:change-info>
          </text:insertion>
        </text:changed-region>
        <text:changed-region xml:id="ct54798288" text:id="ct54798288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54816240" text:id="ct54816240">
          <text:deletion>
            <office:change-info>
              <dc:creator>Unknown Author</dc:creator>
              <dc:date>2016-09-27T09:30:00</dc:date>
            </office:change-info>
            <text:h text:style-name="Heading_20_1" text:outline-level="1"/>
            <text:p text:style-name="P1"/>
            <text:h text:style-name="Heading_20_1" text:outline-level="1"/>
          </text:deletion>
        </text:changed-region>
        <text:changed-region xml:id="ct54108928" text:id="ct54108928">
          <text:deletion>
            <office:change-info>
              <dc:creator>Unknown Author</dc:creator>
              <dc:date>2016-09-27T15:57:00</dc:date>
            </office:change-info>
            <text:h text:style-name="Heading_20_1" text:outline-level="1"/>
            <text:p text:style-name="P2"/>
            <text:p text:style-name="P2"/>
            <text:p text:style-name="P2"/>
            <text:p text:style-name="P3"/>
            <text:p text:style-name="P3"/>
            <text:p text:style-name="P3"/>
            <text:p text:style-name="P3"/>
            <text:h text:style-name="Heading_20_1" text:outline-level="1"/>
          </text:deletion>
        </text:changed-region>
        <text:changed-region xml:id="ct54603664" text:id="ct54603664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54745888" text:id="ct54745888">
          <text:deletion>
            <office:change-info>
              <dc:creator>Unknown Author</dc:creator>
              <dc:date>2016-09-27T09:30:00</dc:date>
            </office:change-info>
            <text:h text:style-name="Heading_20_1" text:outline-level="1"><text:span text:style-name="T1"/></text:h>
            <text:h text:style-name="Heading_20_1" text:outline-level="1"><text:span text:style-name="T1"/></text:h>
          </text:deletion>
        </text:changed-region>
        <text:changed-region xml:id="ct54829136" text:id="ct54829136">
          <text:deletion>
            <office:change-info>
              <dc:creator>Unknown Author</dc:creator>
              <dc:date>2016-09-27T15:58:00</dc:date>
            </office:change-info>
            <text:h text:style-name="Heading_20_1" text:outline-level="1"><text:span text:style-name="T1"/></text:h>
            <text:p text:style-name="P4"/>
            <text:p text:style-name="P4"/>
            <text:p text:style-name="P4"/>
            <text:h text:style-name="Heading_20_1" text:outline-level="1"><text:span text:style-name="T1"/></text:h>
          </text:deletion>
        </text:changed-region>
        <text:changed-region xml:id="ct54829888" text:id="ct54829888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54830112" text:id="ct54830112">
          <text:deletion>
            <office:change-info>
              <dc:creator>Unknown Author</dc:creator>
              <dc:date>2016-09-27T15:58:00</dc:date>
            </office:change-info>
            <text:p text:style-name="P5"/>
            <text:p text:style-name="P5"/>
          </text:deletion>
        </text:changed-region>
        <text:changed-region xml:id="ct54836048" text:id="ct54836048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54836272" text:id="ct54836272">
          <text:deletion>
            <office:change-info>
              <dc:creator>Unknown Author</dc:creator>
              <dc:date>2016-09-27T15:59:00</dc:date>
            </office:change-info>
            <text:list xml:id="list495748722849164241" text:style-name="WWNum1">
              <text:list-item>
                <text:p text:style-name="P6"/>
              </text:list-item>
              <text:list-item>
                <text:p text:style-name="P6"/>
              </text:list-item>
            </text:list>
          </text:deletion>
        </text:changed-region>
        <text:changed-region xml:id="ct54837408" text:id="ct54837408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54832832" text:id="ct54832832">
          <text:insertion>
            <office:change-info>
              <dc:creator>Unknown Author</dc:creator>
              <dc:date>2016-09-27T15:58:00</dc:date>
            </office:change-info>
          </text:insertion>
        </text:changed-region>
        <text:changed-region xml:id="ct54831552" text:id="ct54831552">
          <text:insertion>
            <office:change-info>
              <dc:creator>Unknown Author</dc:creator>
              <dc:date>2016-09-27T15:59:00</dc:date>
            </office:change-info>
          </text:insertion>
        </text:changed-region>
        <text:changed-region xml:id="ct52900656" text:id="ct52900656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52902464" text:id="ct52902464">
          <text:deletion>
            <office:change-info>
              <dc:creator>Unknown Author</dc:creator>
              <dc:date>2016-09-27T09:30:00</dc:date>
            </office:change-info>
            <text:h text:style-name="Heading_20_1" text:outline-level="1"/>
            <text:p text:style-name="P1"/>
            <text:h text:style-name="Heading_20_1" text:outline-level="1"/>
          </text:deletion>
        </text:changed-region>
        <text:changed-region xml:id="ct54839968" text:id="ct54839968">
          <text:deletion>
            <office:change-info>
              <dc:creator>Unknown Author</dc:creator>
              <dc:date>2016-09-27T16:00:00</dc:date>
            </office:change-info>
            <text:h text:style-name="Heading_20_1" text:outline-level="1"/>
            <text:p text:style-name="P7"/>
            <text:p text:style-name="P7"/>
            <text:p text:style-name="P7"/>
            <text:h text:style-name="Heading_20_1" text:outline-level="1"/>
          </text:deletion>
        </text:changed-region>
        <text:changed-region xml:id="ct54659696" text:id="ct54659696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52902688" text:id="ct52902688">
          <text:deletion>
            <office:change-info>
              <dc:creator>Unknown Author</dc:creator>
              <dc:date>2016-09-27T16:00:00</dc:date>
            </office:change-info>
            <text:h text:style-name="P8" text:outline-level="2"><text:span text:style-name="T2">:</text:span></text:h>
          </text:deletion>
        </text:changed-region>
        <text:changed-region xml:id="ct54658304" text:id="ct54658304">
          <text:insertion>
            <office:change-info>
              <dc:creator>Unknown Author</dc:creator>
              <dc:date>2016-09-27T16:00:00</dc:date>
            </office:change-info>
          </text:insertion>
        </text:changed-region>
        <text:changed-region xml:id="ct52903840" text:id="ct52903840">
          <text:deletion>
            <office:change-info>
              <dc:creator>Unknown Author</dc:creator>
              <dc:date>2016-09-27T16:00:00</dc:date>
            </office:change-info>
            <text:p text:style-name="Text_20_body"><text:span text:style-name="T2"><text:s/></text:span></text:p>
          </text:deletion>
        </text:changed-region>
        <text:changed-region xml:id="ct54851408" text:id="ct54851408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54852336" text:id="ct54852336">
          <text:insertion>
            <office:change-info>
              <dc:creator>Unknown Author</dc:creator>
              <dc:date>2016-09-27T16:00:00</dc:date>
            </office:change-info>
          </text:insertion>
        </text:changed-region>
        <text:changed-region xml:id="ct54854656" text:id="ct54854656">
          <text:deletion>
            <office:change-info>
              <dc:creator>Unknown Author</dc:creator>
              <dc:date>2016-09-27T16:00:00</dc:date>
            </office:change-info>
            <text:p text:style-name="Text_20_body"><text:span text:style-name="T3">s</text:span><text:span text:style-name="T4"> :</text:span></text:p>
          </text:deletion>
        </text:changed-region>
        <text:changed-region xml:id="ct54849952" text:id="ct54849952">
          <text:insertion>
            <office:change-info>
              <dc:creator>Unknown Author</dc:creator>
              <dc:date>2016-09-27T16:00:00</dc:date>
            </office:change-info>
          </text:insertion>
        </text:changed-region>
        <text:changed-region xml:id="ct54863360" text:id="ct54863360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54875856" text:id="ct54875856">
          <text:insertion>
            <office:change-info>
              <dc:creator>Unknown Author</dc:creator>
              <dc:date>2016-09-27T16:00:00</dc:date>
            </office:change-info>
          </text:insertion>
        </text:changed-region>
        <text:changed-region xml:id="ct54881472" text:id="ct54881472">
          <text:deletion>
            <office:change-info>
              <dc:creator>Unknown Author</dc:creator>
              <dc:date>2016-09-27T16:00:00</dc:date>
            </office:change-info>
            <text:h text:style-name="Heading_20_2" text:outline-level="2"><text:span text:style-name="T5">:</text:span></text:h>
          </text:deletion>
        </text:changed-region>
        <text:changed-region xml:id="ct54672432" text:id="ct54672432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54874272" text:id="ct54874272">
          <text:insertion>
            <office:change-info>
              <dc:creator>Unknown Author</dc:creator>
              <dc:date>2016-09-27T16:00:00</dc:date>
            </office:change-info>
          </text:insertion>
        </text:changed-region>
        <text:changed-region xml:id="ct54872432" text:id="ct54872432">
          <text:deletion>
            <office:change-info>
              <dc:creator>Unknown Author</dc:creator>
              <dc:date>2016-09-27T16:00:00</dc:date>
            </office:change-info>
            <text:p text:style-name="Text_20_body"><text:span text:style-name="T6">a</text:span></text:p>
          </text:deletion>
        </text:changed-region>
        <text:changed-region xml:id="ct54681776" text:id="ct54681776">
          <text:insertion>
            <office:change-info>
              <dc:creator>Unknown Author</dc:creator>
              <dc:date>2016-09-27T16:01:00</dc:date>
            </office:change-info>
          </text:insertion>
        </text:changed-region>
        <text:changed-region xml:id="ct54882064" text:id="ct54882064">
          <text:insertion>
            <office:change-info>
              <dc:creator>Unknown Author</dc:creator>
              <dc:date>2016-09-27T16:00:00</dc:date>
            </office:change-info>
          </text:insertion>
        </text:changed-region>
        <text:changed-region xml:id="ct54883888" text:id="ct54883888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54885024" text:id="ct54885024">
          <text:insertion>
            <office:change-info>
              <dc:creator>Unknown Author</dc:creator>
              <dc:date>2016-09-27T16:01:00</dc:date>
            </office:change-info>
          </text:insertion>
        </text:changed-region>
        <text:changed-region xml:id="ct54886800" text:id="ct54886800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54888560" text:id="ct54888560">
          <text:insertion>
            <office:change-info>
              <dc:creator>Unknown Author</dc:creator>
              <dc:date>2016-09-27T16:01:00</dc:date>
            </office:change-info>
          </text:insertion>
        </text:changed-region>
        <text:changed-region xml:id="ct54890080" text:id="ct54890080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54891808" text:id="ct54891808">
          <text:insertion>
            <office:change-info>
              <dc:creator>Unknown Author</dc:creator>
              <dc:date>2016-09-27T16:01:00</dc:date>
            </office:change-info>
          </text:insertion>
        </text:changed-region>
        <text:changed-region xml:id="ct54889216" text:id="ct54889216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54892656" text:id="ct54892656">
          <text:deletion>
            <office:change-info>
              <dc:creator>Unknown Author</dc:creator>
              <dc:date>2016-09-27T16:01:00</dc:date>
            </office:change-info>
            <text:h text:style-name="Heading_20_2" text:outline-level="2"><text:span text:style-name="T7">:</text:span></text:h>
          </text:deletion>
        </text:changed-region>
        <text:changed-region xml:id="ct54888064" text:id="ct54888064">
          <text:insertion>
            <office:change-info>
              <dc:creator>Unknown Author</dc:creator>
              <dc:date>2016-09-27T16:01:00</dc:date>
            </office:change-info>
          </text:insertion>
        </text:changed-region>
        <text:changed-region xml:id="ct54882288" text:id="ct54882288">
          <text:deletion>
            <office:change-info>
              <dc:creator>Unknown Author</dc:creator>
              <dc:date>2016-09-27T16:01:00</dc:date>
            </office:change-info>
            <text:p text:style-name="Text_20_body"><text:span text:style-name="T2"><text:s/></text:span></text:p>
          </text:deletion>
        </text:changed-region>
        <text:changed-region xml:id="ct54898528" text:id="ct54898528">
          <text:insertion>
            <office:change-info>
              <dc:creator>Unknown Author</dc:creator>
              <dc:date>2016-09-27T16:01:00</dc:date>
            </office:change-info>
          </text:insertion>
        </text:changed-region>
        <text:changed-region xml:id="ct54886544" text:id="ct54886544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54886112" text:id="ct54886112">
          <text:insertion>
            <office:change-info>
              <dc:creator>Unknown Author</dc:creator>
              <dc:date>2016-09-27T16:01:00</dc:date>
            </office:change-info>
          </text:insertion>
        </text:changed-region>
        <text:changed-region xml:id="ct54898752" text:id="ct54898752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54883072" text:id="ct54883072">
          <text:insertion>
            <office:change-info>
              <dc:creator>Unknown Author</dc:creator>
              <dc:date>2016-09-27T16:01:00</dc:date>
            </office:change-info>
          </text:insertion>
        </text:changed-region>
        <text:changed-region xml:id="ct54900080" text:id="ct54900080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54883296" text:id="ct54883296">
          <text:insertion>
            <office:change-info>
              <dc:creator>Unknown Author</dc:creator>
              <dc:date>2016-09-27T16:01:00</dc:date>
            </office:change-info>
          </text:insertion>
        </text:changed-region>
        <text:changed-region xml:id="ct54883520" text:id="ct54883520">
          <text:insertion>
            <office:change-info>
              <dc:creator>Julian Raigosa</dc:creator>
              <dc:date>2016-07-18T17:55:00</dc:date>
            </office:change-info>
          </text:insertion>
        </text:changed-region>
        <text:changed-region xml:id="ct54901072" text:id="ct54901072">
          <text:insertion>
            <office:change-info>
              <dc:creator>Unknown Author</dc:creator>
              <dc:date>2016-09-27T16:01:00</dc:date>
            </office:change-info>
          </text:insertion>
        </text:changed-region>
        <text:changed-region xml:id="ct54908448" text:id="ct54908448">
          <text:insertion>
            <office:change-info>
              <dc:creator>Julian Raigosa</dc:creator>
              <dc:date>2016-07-18T17:5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55"><text:a xlink:type="simple" xlink:href="#__RefHeading___Toc1223_2016244882" text:style-name="Index_20_Link" text:visited-style-name="Index_20_Link">1.Introducción<text:tab/>2</text:a></text:p>
          <text:p text:style-name="P55"><text:a xlink:type="simple" xlink:href="#__RefHeading___Toc1225_2016244882" text:style-name="Index_20_Link" text:visited-style-name="Index_20_Link">2.Objevivos<text:tab/>4</text:a></text:p>
          <text:p text:style-name="P56"><text:a xlink:type="simple" xlink:href="#__RefHeading___Toc1227_2016244882" text:style-name="Index_20_Link" text:visited-style-name="Index_20_Link">I.General.<text:tab/>4</text:a></text:p>
          <text:p text:style-name="P56"><text:a xlink:type="simple" xlink:href="#__RefHeading___Toc1229_2016244882" text:style-name="Index_20_Link" text:visited-style-name="Index_20_Link">II.Específicos.<text:tab/>4</text:a></text:p>
          <text:p text:style-name="P55"><text:a xlink:type="simple" xlink:href="#__RefHeading___Toc1231_2016244882" text:style-name="Index_20_Link" text:visited-style-name="Index_20_Link">3.Alcance<text:tab/>5</text:a></text:p>
          <text:p text:style-name="P55"><text:a xlink:type="simple" xlink:href="#__RefHeading___Toc1233_2016244882" text:style-name="Index_20_Link" text:visited-style-name="Index_20_Link">4.Políticas<text:tab/>6</text:a></text:p>
          <text:p text:style-name="P55"><text:a xlink:type="simple" xlink:href="#__RefHeading___Toc1235_2016244882" text:style-name="Index_20_Link" text:visited-style-name="Index_20_Link">5.Actividades<text:tab/>7</text:a></text:p>
          <text:p text:style-name="P56"><text:a xlink:type="simple" xlink:href="#__RefHeading___Toc1237_2016244882" text:style-name="Index_20_Link" text:visited-style-name="Index_20_Link">I.Definir periodicidad de reuniones.<text:tab/>7</text:a></text:p>
          <text:p text:style-name="P56"><text:a xlink:type="simple" xlink:href="#__RefHeading___Toc1239_2016244882" text:style-name="Index_20_Link" text:visited-style-name="Index_20_Link">II.Reunión de seguimiento interno.<text:tab/>7</text:a></text:p>
          <text:p text:style-name="P56"><text:a xlink:type="simple" xlink:href="#__RefHeading___Toc1241_2016244882" text:style-name="Index_20_Link" text:visited-style-name="Index_20_Link">III.Revisión documentos de planeación.<text:tab/>8</text:a></text:p>
          <text:p text:style-name="P56"><text:a xlink:type="simple" xlink:href="#__RefHeading___Toc1243_2016244882" text:style-name="Index_20_Link" text:visited-style-name="Index_20_Link">IV.Realizar informe de seguimiento externo.<text:tab/>8</text:a></text:p>
        </text:index-body>
      </text:table-of-content>
      <text:h text:style-name="Heading_20_1" text:outline-level="1" text:is-list-header="true"><text:change-start text:change-id="ct94772736"/></text:h>
      <text:h text:style-name="P52" text:outline-level="1"><text:bookmark-start text:name="__RefHeading___Toc1223_2016244882"/><text:change-end text:change-id="ct94772736"/><text:change-start text:change-id="ct54723360"/>Introducción<text:bookmark-end text:name="__RefHeading___Toc1223_2016244882"/></text:h>
      <text:p text:style-name="P25"/>
      <text:p text:style-name="Text_20_body">Este documento presenta el proceso a realizar para tener un seguimiento de un proyecto en curso, visualizar su avance y poder tomar desiciones de acuerdo a las incidencias encontradas.</text:p>
      <text:p text:style-name="P25"/>
      <text:p text:style-name="Text_20_body">En caso de tener retrasos significativos en el cronograma se deben de implementar alguna o algunas de las metodologías <text:s/>descritas a continuación:</text:p>
      <text:p text:style-name="P27"/>
      <text:p text:style-name="Text_20_body"><text:change-end text:change-id="ct54723360"/><text:change-start text:change-id="ct54725920"/><text:span text:style-name="Strong_20_Emphasis"><text:span text:style-name="T41">Fast tracking</text:span></text:span><text:change-end text:change-id="ct54725920"/><text:change-start text:change-id="ct54731184"/><text:span text:style-name="Strong_20_Emphasis"><text:span text:style-name="T41">: </text:span></text:span><text:span text:style-name="Strong_20_Emphasis"><text:span text:style-name="T36">se trata de intentar ejec</text:span></text:span><text:change-end text:change-id="ct54731184"/><text:change-start text:change-id="ct54734272"/><text:span text:style-name="Strong_20_Emphasis"><text:span text:style-name="T36">turar actividades que se realizan de forma secuencial, en paralelo con otras actividades asi sea parcialmente</text:span></text:span><text:change-end text:change-id="ct54734272"/><text:change-start text:change-id="ct54737136"/><text:span text:style-name="Strong_20_Emphasis"><text:span text:style-name="T36">, así se pued</text:span></text:span><text:change-end text:change-id="ct54737136"/><text:change-start text:change-id="ct54723584"/><text:span text:style-name="Strong_20_Emphasis"><text:span text:style-name="T36">e recuperar el cronograma en cierto porcentaje.</text:span></text:span></text:p>
      <text:p text:style-name="P21"><text:span text:style-name="Strong_20_Emphasis"><text:span text:style-name="T36"/></text:span></text:p>
      <text:p text:style-name="Text_20_body"><text:span text:style-name="Strong_20_Emphasis"><text:span text:style-name="T42">Crashing: </text:span></text:span><text:change-end text:change-id="ct54723584"/><text:change-start text:change-id="ct54731760"/><text:span text:style-name="Strong_20_Emphasis"><text:span text:style-name="T36">Significa agregar recursos adicionales al proyecto con el fin de recuperar la ruta critica del mismo y llevarlo al curso normal planeado, pueden venir de parte del mismo equipo o </text:span></text:span><text:change-end text:change-id="ct54731760"/><text:change-start text:change-id="ct54735296"/><text:span text:style-name="Strong_20_Emphasis"><text:span text:style-name="T36">un recurso externo contratado temporalmente.</text:span></text:span></text:p>
      <text:p text:style-name="P22"><text:span text:style-name="Strong_20_Emphasis"><text:span text:style-name="T36"/></text:span></text:p>
      <text:p text:style-name="Text_20_body"><text:span text:style-name="Strong_20_Emphasis"><text:span text:style-name="T42">Horas Extra: </text:span></text:span><text:change-end text:change-id="ct54735296"/><text:change-start text:change-id="ct54738832"/><text:span text:style-name="Strong_20_Emphasis"><text:span text:style-name="T37">Normalmente se utiliza esta metodologia en la etapa final del proyecto con el fin de dar un cumplimiento a lo pactado en tiempo calendario, haciendo un esfuerzo extra y dandole el empujon final</text:span></text:span><text:change-end text:change-id="ct54738832"/><text:change-start text:change-id="ct54727632"/><text:span text:style-name="Strong_20_Emphasis"><text:span text:style-name="T37"> al proyecto.</text:span></text:span></text:p>
      <text:p text:style-name="P22"><text:span text:style-name="Strong_20_Emphasis"><text:span text:style-name="T37"/></text:span></text:p>
      <text:p text:style-name="Text_20_body"><text:span text:style-name="Strong_20_Emphasis"><text:span text:style-name="T43">Cero Tolerancia a Cambios: </text:span></text:span><text:span text:style-name="Strong_20_Emphasis"><text:span text:style-name="T38">este tipo de actividad se realiza si se hizo una mala gestion de los cambios solici</text:span></text:span><text:change-end text:change-id="ct54727632"/><text:change-start text:change-id="ct54729424"/><text:span text:style-name="Strong_20_Emphasis"><text:span text:style-name="T38">tados sobre los requerimientos iniciales acordados entre las partes, si debido a esto se pone en riesgo el no cumplir con la entrega en la fecha pactada</text:span></text:span><text:change-end text:change-id="ct54729424"/><text:change-start text:change-id="ct54744432"/><text:span text:style-name="Strong_20_Emphasis"><text:span text:style-name="T38">, el equipo debe enfocarse en realizar las tareas básicas acordadas en el cronograma y solo aplicar cambios si estos llevaron el debido proceso </text:span></text:span><text:change-end text:change-id="ct54744432"/><text:change-start text:change-id="ct54747312"/><text:span text:style-name="Strong_20_Emphasis"><text:span text:style-name="T38">de otra forma cualquier cambio debe congelarse y</text:span></text:span><text:change-end text:change-id="ct54747312"/><text:change-start text:change-id="ct52748784"/><text:span text:style-name="Strong_20_Emphasis"><text:span text:style-name="T38"> no realizarse.</text:span></text:span></text:p>
      <text:p text:style-name="P23"><text:span text:style-name="Strong_20_Emphasis"><text:span text:style-name="T38"/></text:span></text:p>
      <text:p text:style-name="Text_20_body"><text:span text:style-name="Strong_20_Emphasis"><text:span text:style-name="T44">Reasignación de recursos: </text:span></text:span><text:change-end text:change-id="ct52748784"/><text:change-start text:change-id="ct54731408"/><text:span text:style-name="Strong_20_Emphasis"><text:span text:style-name="T39">se trata de asginar los mejores recursos humanos o de otro tipo a las actividades que presentes la ruta crítica en el desarrollo del producto</text:span></text:span><text:change-end text:change-id="ct54731408"/><text:change-start text:change-id="ct54752256"/><text:span text:style-name="Strong_20_Emphasis"><text:span text:style-name="T39">, esto se debe hacer por parte del </text:span></text:span><text:soft-page-break/><text:span text:style-name="Strong_20_Emphasis"><text:span text:style-name="T39">gerente o director del proyecto, quien es el que identifica este tipo de actividades y puede saber quien o que puede mejorar el proceso en el cual se retraso el cro</text:span></text:span><text:change-end text:change-id="ct54752256"/><text:change-start text:change-id="ct54595664"/><text:span text:style-name="Strong_20_Emphasis"><text:span text:style-name="T39">nograma.</text:span></text:span></text:p>
      <text:p text:style-name="P24"><text:span text:style-name="Strong_20_Emphasis"><text:span text:style-name="T39"/></text:span></text:p>
      <text:p text:style-name="Text_20_body"><text:span text:style-name="Strong_20_Emphasis"><text:span text:style-name="T45">Cambio en el Alcance o Programar una nueva fecha de finalización</text:span></text:span><text:change-end text:change-id="ct54595664"/><text:change-start text:change-id="ct54743664"/><text:span text:style-name="Strong_20_Emphasis"><text:span text:style-name="T45">: </text:span></text:span><text:span text:style-name="Strong_20_Emphasis"><text:span text:style-name="T40">como último recurso y es obviamente imposible cumplir con la fecha establecida, toca revisar los compromisos restantes y negociar con el cliente el alcance del proyecto y replaenar esas actividades para dar una fecha mas acertada para la entrega final.</text:span></text:span></text:p>
      <text:p text:style-name="P24"><text:span text:style-name="Strong_20_Emphasis"><text:span text:style-name="T40"/></text:span></text:p>
      <text:p text:style-name="Text_20_body"><text:span text:style-name="Strong_20_Emphasis"><text:span text:style-name="T40">Fuente para profundizar en cada técnica, </text:span></text:span><text:a xlink:type="simple" xlink:href="https://pmqlinkedin.wordpress.com/about/tecnicas-para-recuperar-un-cronograma-atrasado/" text:style-name="Internet_20_link" text:visited-style-name="Visited_20_Internet_20_Link"><text:span text:style-name="Strong_20_Emphasis">https://pmqlinkedin.wordpress.com/about/tecnicas-para-recuperar-un-cronograma-atrasado/</text:span></text:a><text:span text:style-name="Strong_20_Emphasis"><text:span text:style-name="T40">.</text:span></text:span><text:change-end text:change-id="ct54743664"/><text:change-start text:change-id="ct54744688"/></text:p>
      <text:p text:style-name="P35"><text:change-end text:change-id="ct54744688"/><text:change-start text:change-id="ct54743216"/><text:span text:style-name="Strong_20_Emphasis"><text:span text:style-name="T40"/></text:span></text:p>
      <text:h text:style-name="Heading_20_1" text:outline-level="1"><text:bookmark-start text:name="__RefHeading___Toc1225_2016244882"/><text:change-end text:change-id="ct54743216"/><text:change-start text:change-id="ct54730880"/>Objevivos<text:bookmark-end text:name="__RefHeading___Toc1225_2016244882"/></text:h>
      <text:p text:style-name="P19"/>
      <text:p text:style-name="P26"/>
      <text:h text:style-name="Heading_20_2" text:outline-level="2"><text:bookmark-start text:name="__RefHeading___Toc1227_2016244882"/><text:change-end text:change-id="ct54730880"/><text:change-start text:change-id="ct54598304"/>General.<text:bookmark-end text:name="__RefHeading___Toc1227_2016244882"/><text:change-end text:change-id="ct54598304"/><text:change-start text:change-id="ct54742800"/></text:h>
      <text:list xml:id="list160315912346689" text:continue-numbering="true" text:style-name="WWNum1">
        <text:list-header>
          <text:p text:style-name="P36"/>
        </text:list-header>
      </text:list>
      <text:p text:style-name="Text_20_body"><text:change-end text:change-id="ct54742800"/><text:change-start text:change-id="ct54734496"/><text:tab/><text:change-end text:change-id="ct54734496"/><text:change-start text:change-id="ct54747056"/>Conocer el progreso del proyecto segun la planeación realizada, con el fin de encontrar <text:change-end text:change-id="ct54747056"/><text:change-start text:change-id="ct54748912"/><text:tab/><text:change-end text:change-id="ct54748912"/><text:change-start text:change-id="ct54746560"/>indicencias y poder tomar desiciones sobre el proyecto en caso que la planeación no se este <text:change-end text:change-id="ct54746560"/><text:change-start text:change-id="ct54109712"/><text:tab/><text:change-end text:change-id="ct54109712"/><text:change-start text:change-id="ct54798288"/>llevando como se suponia.</text:p>
      <text:list xml:id="list160316378665477" text:continue-numbering="true" text:style-name="WWNum1">
        <text:list-item>
          <text:list>
            <text:list-header>
              <text:p text:style-name="P37"/>
            </text:list-header>
          </text:list>
          <text:p text:style-name="P37"/>
        </text:list-item>
      </text:list>
      <text:h text:style-name="Heading_20_2" text:outline-level="2"><text:bookmark-start text:name="__RefHeading___Toc1229_2016244882"/><text:span text:style-name="T15">E</text:span><text:span text:style-name="T8">specíficos</text:span><text:span text:style-name="T29">.</text:span><text:bookmark-end text:name="__RefHeading___Toc1229_2016244882"/></text:h>
      <text:list xml:id="list160314733634783" text:continue-numbering="true" text:style-name="WWNum1">
        <text:list-header>
          <text:p text:style-name="P38"/>
          <text:list text:continue-numbering="true">
            <text:list-item>
              <text:p text:style-name="P6">Especificar una periodicidad para realizar las reunionen de seguimiento interno, y realizar el informe de seguimiento externo.</text:p>
              <text:p text:style-name="P39"/>
            </text:list-item>
            <text:list-item>
              <text:p text:style-name="P6">Identificar desviaciones e inconvenientes relacionados con la planeacion del proyecto.</text:p>
              <text:p text:style-name="P38"/>
            </text:list-item>
            <text:list-item>
              <text:p text:style-name="P6">Tomar acciones correctivas según corresponda para encaminar el proyecto en caso de un retraso significativo.</text:p>
              <text:p text:style-name="P38"/>
            </text:list-item>
            <text:list-item>
              <text:p text:style-name="P6">Verificar el cumplimiento por parte de los involucrados con las actividades asignadas.</text:p>
              <text:p text:style-name="P43"/>
              <text:p text:style-name="P43"/>
            </text:list-item>
          </text:list>
        </text:list-header>
      </text:list>
      <text:p text:style-name="P14"/>
      <text:p text:style-name="P14"/>
      <text:p text:style-name="P14"><text:soft-page-break/></text:p>
      <text:h text:style-name="Heading_20_1" text:outline-level="1"><text:bookmark-start text:name="__RefHeading___Toc1231_2016244882"/><text:change-end text:change-id="ct54798288"/><text:change text:change-id="ct54816240"/><text:change text:change-id="ct54108928"/><text:change-start text:change-id="ct54603664"/>Alcance<text:bookmark-end text:name="__RefHeading___Toc1231_2016244882"/></text:h>
      <text:p text:style-name="P17"/>
      <text:p text:style-name="Text_20_body">Las reuniones de seguimiento se deben realizar según el periodo establecido, durante todo el tiempo que el proyecto este en curso y hasta que sea aceptado por el cliente. </text:p>
      <text:p text:style-name="Text_20_body">Para cada reunion de seguimiento interno, y analisis de seguimiento externo deben generar un formato para cada uno, los cuales se especificarán en las actividades descritas en este documento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1233_2016244882"/><text:change-end text:change-id="ct54603664"/><text:change text:change-id="ct54745888"/><text:change text:change-id="ct54829136"/><text:change-start text:change-id="ct54829888"/><text:soft-page-break/><text:span text:style-name="T1">Po</text:span><text:span text:style-name="T8">lítica</text:span><text:span text:style-name="T1">s</text:span><text:span text:style-name="T23"> </text:span><text:bookmark-end text:name="__RefHeading___Toc1233_2016244882"/></text:h>
      <text:p text:style-name="P5"><text:change-end text:change-id="ct54829888"/><text:change text:change-id="ct54830112"/><text:change-start text:change-id="ct54836048"/></text:p>
      <text:list xml:id="list160316623620414" text:continue-numbering="true" text:style-name="WWNum1">
        <text:list-item>
          <text:p text:style-name="P6">Se define el proceso de <text:span text:style-name="T34">seguimiento</text:span> como un modelo integral de la metodología de desarrollo promovida por la compañia, haciendo este proceso de obligatorio cumplimiento en todas las actividades descritas en el presente documento para todos y cada uno de los proyectos que entable la empresa.<text:span text:style-name="T35"> </text:span></text:p>
        </text:list-item>
        <text:list-item>
          <text:p text:style-name="P6"><text:change-end text:change-id="ct54836048"/><text:change text:change-id="ct54836272"/><text:change-start text:change-id="ct54837408"/>Las reunones periodicas deben realizarce sin falta alguna y deben dejar evidencia por medio de un acta de reunion, y el documento de seguimiento interno realizado por el responsable de la actividad específica.<text:change-end text:change-id="ct54837408"/><text:change-start text:change-id="ct54832832"/></text:p>
        </text:list-item>
        <text:list-item>
          <text:p text:style-name="P6">Los informes de seguimiento externo deben realizarse unicamente cuando un avance signif<text:change-end text:change-id="ct54832832"/><text:change-start text:change-id="ct54831552"/>icativo para el área administrativa dentro del desarrollo sea terminado, de esta forma no se hace periodicamente sino eventualmente por entregas.<text:change-end text:change-id="ct54831552"/><text:change-start text:change-id="ct52900656"/></text:p>
        </text:list-item>
      </text:list>
      <text:p text:style-name="P3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_RefHeading___Toc1235_2016244882"/><text:change-end text:change-id="ct52900656"/><text:change text:change-id="ct52902464"/><text:change text:change-id="ct54839968"/><text:change-start text:change-id="ct54659696"/><text:soft-page-break/>Actividades<text:bookmark-end text:name="__RefHeading___Toc1235_2016244882"/></text:h>
      <text:p text:style-name="P18"/>
      <text:p text:style-name="Text_20_body"><text:span text:style-name="T23">Todas las actividades deben tener un responsable y un entregable, a continuación definimos el proceso de </text:span><text:span text:style-name="T24">seguimiento</text:span><text:span text:style-name="T23"> con las actividades específicas a cumplir:</text:span></text:p>
      <text:p text:style-name="P31"><text:tab/></text:p>
      <text:p text:style-name="P30"/>
      <text:h text:style-name="P8" text:outline-level="2"><text:bookmark-start text:name="__RefHeading___Toc1237_2016244882"/>Definir periodicidad de reuniones<text:change-end text:change-id="ct54659696"/><text:change text:change-id="ct52902688"/><text:change-start text:change-id="ct54658304"/>.<text:bookmark-end text:name="__RefHeading___Toc1237_2016244882"/></text:h>
      <text:p text:style-name="Text_20_body"><text:change-end text:change-id="ct54658304"/><text:change text:change-id="ct52903840"/><text:change-start text:change-id="ct54851408"/>Se debe definir por parte del equipo cada cuanto se realizarán las reuniones para verificar el avance del proyecto, dependiendo del tiempo total del proyecto y el ciclo de vida a implementar</text:p>
      <text:p text:style-name="P15"/>
      <text:list xml:id="list4639477667095878890" text:style-name="WWNum2">
        <text:list-item>
          <text:p text:style-name="P48"><text:span text:style-name="T8">Responsable</text:span><text:span text:style-name="T23">: </text:span><text:span text:style-name="T25">Director del proyecto</text:span></text:p>
        </text:list-item>
        <text:list-item>
          <text:p text:style-name="P48"><text:span text:style-name="T8">Producto de Trabajo de Entrada</text:span><text:span text:style-name="T23">: </text:span><text:span text:style-name="T25">N/A</text:span></text:p>
        </text:list-item>
        <text:list-item>
          <text:p text:style-name="P48"><text:span text:style-name="T8">Producto de Trabajo de Salida</text:span><text:span text:style-name="T23">: </text:span><text:span text:style-name="T25">Documento del proyecto con especificacion de periodicidad.</text:span></text:p>
        </text:list-item>
      </text:list>
      <text:p text:style-name="P15"/>
      <text:h text:style-name="Heading_20_2" text:outline-level="2"><text:bookmark-start text:name="__RefHeading___Toc1239_2016244882"/><text:span text:style-name="T11">Reuni</text:span><text:span text:style-name="T12">ó</text:span><text:span text:style-name="T11">n de seguimiento interno</text:span><text:change-end text:change-id="ct54851408"/><text:change-start text:change-id="ct54852336"/><text:span text:style-name="T11">.</text:span><text:bookmark-end text:name="__RefHeading___Toc1239_2016244882"/></text:h>
      <text:p text:style-name="Text_20_body"><text:change-end text:change-id="ct54852336"/><text:change text:change-id="ct54854656"/><text:change-start text:change-id="ct54849952"/><text:span text:style-name="T33">S</text:span><text:change-end text:change-id="ct54849952"/><text:change-start text:change-id="ct54863360"/><text:span text:style-name="T30">e debe reunir el equipo de trabajo con el director del proyecto y vericar las actividades que para la fecha deberian estar terminadas o en desarrollo, con el fin de encontrar inconvenientes y poder tener claro el por qué se postergan o retrasan actividades o si por el contrario todo marcha de acuerdo a lo planeado.</text:span></text:p>
      <text:list xml:id="list8567330807353379615" text:style-name="WWNum10">
        <text:list-header>
          <text:p text:style-name="P54"/>
        </text:list-header>
      </text:list>
      <text:list xml:id="list7402085033057716279" text:style-name="L1">
        <text:list-item>
          <text:p text:style-name="P49"><text:span text:style-name="T2">Responsable: </text:span><text:span text:style-name="T3">Director del proyecto</text:span><text:span text:style-name="T22">.</text:span></text:p>
        </text:list-item>
        <text:list-item>
          <text:p text:style-name="P49"><text:span text:style-name="T8">Producto de Trabajo de Entrada</text:span><text:span text:style-name="T23">: </text:span><text:span text:style-name="T26">Documentos de planeación (cronograma)</text:span></text:p>
        </text:list-item>
        <text:list-item>
          <text:p text:style-name="P49"><text:soft-page-break/><text:span text:style-name="T13">Producto de Trabajo de Salida</text:span><text:span text:style-name="T30">: Acta de reunion, documento de seguimiento del cronograma.</text:span></text:p>
        </text:list-item>
      </text:list>
      <text:p text:style-name="P33"/>
      <text:h text:style-name="Heading_20_2" text:outline-level="2"><text:bookmark-start text:name="__RefHeading___Toc1241_2016244882"/>Revisión documentos de planeación<text:change-end text:change-id="ct54863360"/><text:change-start text:change-id="ct54875856"/>.<text:change-end text:change-id="ct54875856"/><text:change text:change-id="ct54881472"/><text:change-start text:change-id="ct54672432"/> <text:bookmark-end text:name="__RefHeading___Toc1241_2016244882"/><text:change-end text:change-id="ct54672432"/><text:change-start text:change-id="ct54874272"/></text:h>
      <text:p text:style-name="Text_20_body"><text:change-end text:change-id="ct54874272"/><text:change text:change-id="ct54872432"/><text:change-start text:change-id="ct54681776"/><text:span text:style-name="T33"><text:tab/></text:span><text:change-end text:change-id="ct54681776"/><text:change-start text:change-id="ct54882064"/><text:span text:style-name="T33">A</text:span><text:change-end text:change-id="ct54882064"/><text:change-start text:change-id="ct54883888"/><text:span text:style-name="T31"> parte del seguimiento a las actividades programadas, se deben revisar los demas elementos de </text:span><text:change-end text:change-id="ct54883888"/><text:change-start text:change-id="ct54885024"/><text:span text:style-name="T31"><text:tab/></text:span><text:change-end text:change-id="ct54885024"/><text:change-start text:change-id="ct54886800"/><text:span text:style-name="T31">planeación, ejemplo: que riesgos de los planeados se han dado durante el seguimiento anterior y </text:span><text:change-end text:change-id="ct54886800"/><text:change-start text:change-id="ct54888560"/><text:span text:style-name="T31"><text:tab/></text:span><text:change-end text:change-id="ct54888560"/><text:change-start text:change-id="ct54890080"/><text:span text:style-name="T31">el actual, que datos que estaban programados obtener durante ese periodo no estan o como se </text:span><text:change-end text:change-id="ct54890080"/><text:change-start text:change-id="ct54891808"/><text:span text:style-name="T31"><text:tab/></text:span><text:change-end text:change-id="ct54891808"/><text:change-start text:change-id="ct54889216"/><text:span text:style-name="T31">dieron, etc.</text:span></text:p>
      <text:p text:style-name="P15"/>
      <text:list xml:id="list6415067379944354667" text:style-name="WWNum3">
        <text:list-item>
          <text:p text:style-name="P50"><text:span text:style-name="T8">Responsable: </text:span><text:span text:style-name="T30">Director del proyecto</text:span><text:span text:style-name="T23">.</text:span></text:p>
        </text:list-item>
        <text:list-item>
          <text:p text:style-name="P50"><text:span text:style-name="T8">Producto de Trabajo de Entrada</text:span><text:span text:style-name="T23">: </text:span><text:span text:style-name="T26">Documentos de planeación.</text:span></text:p>
        </text:list-item>
        <text:list-item>
          <text:p text:style-name="P50"><text:span text:style-name="T8">Producto de Trabajo de Salida</text:span><text:span text:style-name="T23">: </text:span><text:span text:style-name="T26">documento de seguimiento </text:span><text:span text:style-name="T27">interno completado</text:span><text:span text:style-name="T26">.</text:span></text:p>
        </text:list-item>
      </text:list>
      <text:p text:style-name="P28"/>
      <text:p text:style-name="P15"/>
      <text:h text:style-name="Heading_20_2" text:outline-level="2"><text:bookmark-start text:name="__RefHeading___Toc1243_2016244882"/><text:span text:style-name="T10">Re</text:span><text:span text:style-name="T14">a</text:span><text:span text:style-name="T10">lizar informe de seguimiento externo</text:span><text:change-end text:change-id="ct54889216"/><text:change text:change-id="ct54892656"/><text:change-start text:change-id="ct54888064"/><text:span text:style-name="T10">.</text:span><text:bookmark-end text:name="__RefHeading___Toc1243_2016244882"/></text:h>
      <text:p text:style-name="Text_20_body"><text:change-end text:change-id="ct54888064"/><text:change text:change-id="ct54882288"/><text:change-start text:change-id="ct54898528"/><text:tab/><text:change-end text:change-id="ct54898528"/><text:change-start text:change-id="ct54886544"/>Esta actividad se debe realizar de acuerdo a lo establecido en el documento de definición del <text:change-end text:change-id="ct54886544"/><text:change-start text:change-id="ct54886112"/><text:tab/><text:change-end text:change-id="ct54886112"/><text:change-start text:change-id="ct54898752"/>proyecto en su periodicidad, teniendo como base los documentos de seguimiento interno y el <text:change-end text:change-id="ct54898752"/><text:change-start text:change-id="ct54883072"/><text:tab/><text:change-end text:change-id="ct54883072"/><text:change-start text:change-id="ct54900080"/>cronograma de actividades para informarle a agentes externos a los involucrados en el <text:change-end text:change-id="ct54900080"/><text:change-start text:change-id="ct54883296"/><text:tab/><text:change-end text:change-id="ct54883296"/><text:change-start text:change-id="ct54883520"/>desarrollo, como lo son el gerente de la compañia, el cliente en concreto u otro interesado en <text:change-end text:change-id="ct54883520"/><text:change-start text:change-id="ct54901072"/><text:tab/><text:change-end text:change-id="ct54901072"/><text:change-start text:change-id="ct54908448"/>verificar el avance del producto. El formato se definine y se encuentra en la carpeta de PMC.</text:p>
      <text:p text:style-name="P34"/>
      <text:list xml:id="list5493447142856003214" text:style-name="WWNum4">
        <text:list-item>
          <text:p text:style-name="P51"><text:span text:style-name="T8">Responsable: </text:span><text:span text:style-name="T32">Director del proyecto</text:span><text:span text:style-name="T23">.</text:span></text:p>
        </text:list-item>
        <text:list-item>
          <text:p text:style-name="P51"><text:span text:style-name="T8">Producto de Trabajo de Entrada</text:span><text:span text:style-name="T23">: </text:span><text:span text:style-name="T28">Cronograma y documentos de seguimiento interno</text:span><text:span text:style-name="T23">.</text:span></text:p>
        </text:list-item>
        <text:list-item>
          <text:p text:style-name="P51"><text:span text:style-name="T8">Producto de Trabajo de Salida: </text:span><text:span text:style-name="T32">Documetno de seguimiento externo.</text:span></text:p>
        </text:list-item>
      </text:list>
      <text:p text:style-name="P29"><text:change-end text:change-id="ct549084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cm" fo:margin-bottom="1.101cm" loext:contextual-spacing="tru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text-transform="capitaliz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6cm" fo:margin-bottom="1.401cm" loext:contextual-spacing="false" fo:text-align="center" style:justify-single-word="false" style:page-number="auto" style:shadow="none"/>
      <style:text-properties fo:text-transform="capitalize" fo:font-size="18pt" fo:background-color="transparen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text-transform="capitalize" fo:font-size="130%" fo:font-weight="bold" style:font-size-asian="130%" style:font-weight-asian="bold" style:font-size-complex="130%" style:font-weight-complex="600"/>
    </style:style>
    <style:style style:name="Revision_20_Table_20_Content" style:display-name="Revision Table Content" style:family="paragraph" style:parent-style-name="Table_20_Contents" style:class="html" style:master-page-name="">
      <style:paragraph-properties fo:text-align="center" style:justify-single-word="false" style:page-number="auto"/>
      <style:text-properties fo:font-size="5pt" style:font-size-asian="10.5pt"/>
    </style:style>
    <style:style style:name="Revision_20_Table_20_Heading" style:display-name="Revision Table Heading" style:family="paragraph" style:parent-style-name="Table_20_Heading" style:class="html">
      <style:text-properties fo:font-size="6pt" style:font-size-asian="10.5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text-transform="capitalize"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I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57cm" fo:margin-left="-0.004cm" table:align="left"/>
    </style:style>
    <style:style style:name="Table2.A" style:family="table-column">
      <style:table-column-properties style:column-width="4.203cm"/>
    </style:style>
    <style:style style:name="Table2.B" style:family="table-column">
      <style:table-column-properties style:column-width="8.996cm"/>
    </style:style>
    <style:style style:name="Table2.C" style:family="table-column">
      <style:table-column-properties style:column-width="4.37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1" style:family="table">
      <style:table-properties style:width="4.177cm" table:align="margins"/>
    </style:style>
    <style:style style:name="Table1.A" style:family="table-column">
      <style:table-column-properties style:column-width="1.392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MP2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MP3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M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MP5" style:family="paragraph" style:parent-style-name="Footer">
      <style:paragraph-properties fo:text-align="end" style:justify-single-word="false"/>
      <style:text-properties officeooo:paragraph-rsid="00106ff2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a xlink:type="simple" xlink:href="https://www.hospitec.com.co/"><draw:frame draw:style-name="Mfr1" draw:name="HTTPS://WWW.HOSPITEC.COM.CO/" text:anchor-type="paragraph" svg:width="3.757cm" svg:height="1.244cm" draw:z-index="7"><draw:image xlink:href="Pictures/10000201000002AD000000EBB6B3B19B17B1A2F0.png" xlink:type="simple" xlink:show="embed" xlink:actuate="onLoad"/></draw:frame></draw:a></text:p>
            </table:table-cell>
            <table:table-cell table:style-name="Table2.B1" office:value-type="string">
              <text:p text:style-name="MP2"><text:title>Proceso de Seguimiento al Proyecto</text:title></text:p>
              <text:p text:style-name="MP3"><text:subject>El proceso a seguir cuando se haga seguimiento al proyecto en curso</text:subject></text:p>
            </table:table-cell>
            <table:table-cell table:style-name="Table2.B1" office:value-type="string">
              <table:table table:name="Table1" table:style-name="Table1">
                <table:table-column table:style-name="Table1.A" table:number-columns-repeated="3"/>
                <table:table-header-rows>
                  <table:table-row>
                    <table:table-cell table:style-name="Table1.A1" office:value-type="string">
                      <text:p text:style-name="Revision_20_Table_20_Heading">Código</text:p>
                    </table:table-cell>
                    <table:table-cell table:style-name="Table1.B1" office:value-type="string">
                      <text:p text:style-name="Revision_20_Table_20_Heading">Revisión</text:p>
                    </table:table-cell>
                    <table:table-cell table:style-name="Table1.C1" office:value-type="string">
                      <text:p text:style-name="Revision_20_Table_20_Heading">Fecha</text:p>
                    </table:table-cell>
                  </table:table-row>
                </table:table-header-rows>
                <table:table-row>
                  <table:table-cell table:style-name="Table1.B4" office:value-type="string">
                    <text:p text:style-name="Revision_20_Table_20_Content"><text:user-defined style:data-style-name="N0" text:name="Code">DE-MA-06</text:user-defined></text:p>
                  </table:table-cell>
                  <table:table-cell table:style-name="Table1.B4" office:value-type="string">
                    <text:p text:style-name="Revision_20_Table_20_Content"><text:editing-cycles>37</text:editing-cycles></text:p>
                  </table:table-cell>
                  <table:table-cell table:style-name="Table1.C4" office:value-type="string">
                    <text:p text:style-name="Revision_20_Table_20_Content"><text:modification-date style:data-style-name="N37">27/09/16</text:modification-date></text:p>
                  </table:table-cell>
                </table:table-row>
                <table:table-row>
                  <table:table-cell table:style-name="Table1.B4" office:value-type="string">
                    <text:p text:style-name="Revision_20_Table_20_Heading">Clasificación</text:p>
                  </table:table-cell>
                  <table:table-cell table:style-name="Table1.B4" office:value-type="string">
                    <text:p text:style-name="Revision_20_Table_20_Heading">Responsable</text:p>
                  </table:table-cell>
                  <table:table-cell table:style-name="Table1.C4" office:value-type="string">
                    <text:p text:style-name="Revision_20_Table_20_Heading">Caducidad</text:p>
                  </table:table-cell>
                </table:table-row>
                <table:table-row>
                  <table:table-cell table:style-name="Table1.B4" office:value-type="string">
                    <text:p text:style-name="Revision_20_Table_20_Content"><text:user-defined style:data-style-name="N0" text:name="Classification">TRN3</text:user-defined></text:p>
                  </table:table-cell>
                  <table:table-cell table:style-name="Table1.B4" office:value-type="string">
                    <text:p text:style-name="Revision_20_Table_20_Content"><text:author-initials text:fixed="false"/></text:p>
                  </table:table-cell>
                  <table:table-cell table:style-name="Table1.C4" office:value-type="string">
                    <text:p text:style-name="Revision_20_Table_20_Content"><text:user-defined style:data-style-name="N37" text:name="Expiry">28/04/17</text:user-defined></text:p>
                  </table:table-cell>
                </table:table-row>
              </table:table>
            </table:table-cell>
          </table:table-row>
        </table:table>
        <text:p text:style-name="MP4"/>
      </style:header>
      <style:footer>
        <text:p text:style-name="MP5"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7:54:03.468881488</meta:creation-date>
    <meta:editing-cycles>37</meta:editing-cycles>
    <meta:editing-duration>PT1H31M10S</meta:editing-duration>
    <dc:subject>El proceso a seguir cuando se haga seguimiento al proyecto en curso</dc:subject>
    <dc:title>Proceso de Seguimiento al Proyecto</dc:title>
    <meta:generator>LibreOffice/5.2.1.2$Linux_X86_64 LibreOffice_project/20m0$Build-2</meta:generator>
    <meta:initial-creator>Julian Raigosa</meta:initial-creator>
    <dc:date>2016-09-27T16:03:14.406420079</dc:date>
    <meta:document-statistic meta:table-count="2" meta:image-count="1" meta:object-count="0" meta:page-count="8" meta:paragraph-count="84" meta:word-count="1073" meta:character-count="6826" meta:non-whitespace-character-count="5847"/>
    <meta:user-defined meta:name="Classification">TRN3</meta:user-defined>
    <meta:user-defined meta:name="Code">DE-MA-06</meta:user-defined>
    <meta:user-defined meta:name="Expiry" meta:value-type="date">2017-04-28</meta:user-defined>
  </office:meta>
</office:document-meta>
</file>